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ite de e-commerce : LE BAZAR DE HECKLE JECKLE</text:p>
      <text:p text:style-name="Normal">Couleur : jaune orange bleu foncer</text:p>
      <text:p text:style-name="Normal">Style : a prévoir</text:p>
      <text:p text:style-name="Normal">Menu avec plusieur categories : page nourriture page vetement page (autres derives)</text:p>
      <text:p text:style-name="Normal">Idees artciles</text:p>
      <text:p text:style-name="Normal">Chicha</text:p>
      <text:p text:style-name="Normal">Tapis<text:s/></text:p>
      <text:p text:style-name="Normal">Babouche</text:p>
      <text:p text:style-name="Normal">Couscous</text:p>
      <text:p text:style-name="Normal">Epices</text:p>
      <text:p text:style-name="Normal">Thé</text:p>
      <text:p text:style-name="Normal">Ect……</text:p>
      <text:p text:style-name="Normal">Introductions de marchand<text:s/></text:p>
      <text:p text:style-name="Normal"/>
      <text:p text:style-name="Normal">Page d’accueil :</text:p>
      <text:p text:style-name="Normal">Titre du magasin avec le marchand, rideaux avec ouverture sur le marchand et le titre du magasin</text:p>
      <text:p text:style-name="Normal">Menu a voir (déroulant) pour pouvoir aller sur chaque catégories<text:s/>d’articles. ?(footer) ???</text:p>
      <text:p text:style-name="Normal"/>
      <text:p text:style-name="Normal">PAGE NOURRITURE : massala, tajine, couscous, pastilla, briouates, Ojja</text:p>
      <text:p text:style-name="Normal">PAGE DIVERS : lampe Aladin, chicha, tapis, vaisselles, couscoussière, théière <text:s/></text:p>
      <text:p text:style-name="Normal">PAGE VETEMENTS et ACCESOIRES : babouche, djellaba, turban, main de fatma, boucle d’oreille, bracelet</text:p>
      <text:p text:style-name="Normal"/>
      <text:p text:style-name="Normal">Divers :</text:p>
      <text:p text:style-name="Normal">Chicha 65.30</text:p>
      <text:p text:style-name="Normal">Tapis 56.20</text:p>
      <text:p text:style-name="Normal">Lampe de génie<text:s/>920.20</text:p>
      <text:p text:style-name="Normal">Théière 23.12</text:p>
      <text:p text:style-name="Normal">Couscoussières 80.50</text:p>
      <text:p text:style-name="Normal">Vaisselles 150.80</text:p>
      <text:p text:style-name="Normal"/>
      <text:p text:style-name="Normal"/>
      <text:soft-page-break/>
      <text:p text:style-name="Normal">Nourriture :</text:p>
      <text:p text:style-name="Normal">Couscous 3.20</text:p>
      <text:p text:style-name="Normal">Epice Massalia 2.80</text:p>
      <text:p text:style-name="Normal">Tajines 4.50</text:p>
      <text:p text:style-name="Normal">Harissa 3.30</text:p>
      <text:p text:style-name="Normal">Thé 4.76</text:p>
      <text:p text:style-name="Normal">Café 4.80</text:p>
      <text:p text:style-name="Normal"/>
      <text:p text:style-name="Normal">Vêtements accessoires</text:p>
      <text:p text:style-name="Normal">Turban 24.90</text:p>
      <text:p text:style-name="Normal">Djellaba 65.80</text:p>
      <text:p text:style-name="Normal">Babouche 45.26</text:p>
      <text:p text:style-name="Normal">Robe 128.34</text:p>
      <text:p text:style-name="Normal">Main fatma 75.50</text:p>
      <text:p text:style-name="Normal">Boucle oreille 44.34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darras</meta:initial-creator>
    <dc:creator>thomas darras</dc:creator>
    <meta:creation-date>2021-11-17T13:15:00Z</meta:creation-date>
    <dc:date>2021-11-23T08:54:00Z</dc:date>
    <meta:template xlink:href="Normal" xlink:type="simple"/>
    <meta:editing-cycles>8</meta:editing-cycles>
    <meta:editing-duration>PT12840S</meta:editing-duration>
    <meta:document-statistic meta:page-count="2" meta:paragraph-count="2" meta:word-count="162" meta:character-count="1056" meta:row-count="7" meta:non-whitespace-character-count="896"/>
  </office:meta>
</office:document-meta>
</file>